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cm" svg:stroke-color="#b2b2b2" draw:marker-start-width="0.14cm" draw:marker-end-width="0.14cm" draw:fill="none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svg:stroke-width="0.04cm" svg:stroke-color="#33ff99" draw:fill="none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cm" svg:y1="0.4cm" svg:x2="11.2cm" svg:y2="0.4cm">
          <text:p/>
        </draw:line>
        <draw:line draw:style-name="gr1" draw:text-style-name="P1" draw:layer="layout" svg:x1="0cm" svg:y1="1.6cm" svg:x2="11.2cm" svg:y2="1.6cm">
          <text:p/>
        </draw:line>
        <draw:line draw:style-name="gr1" draw:text-style-name="P1" draw:layer="layout" svg:x1="0cm" svg:y1="1.2cm" svg:x2="11.2cm" svg:y2="1.2cm">
          <text:p/>
        </draw:line>
        <draw:line draw:style-name="gr2" draw:text-style-name="P1" draw:layer="layout" svg:x1="0.2cm" svg:y1="1.2cm" svg:x2="0.6cm" svg:y2="0cm">
          <text:p/>
        </draw:line>
        <draw:line draw:style-name="gr2" draw:text-style-name="P1" draw:layer="layout" svg:x1="0.6cm" svg:y1="0cm" svg:x2="1cm" svg:y2="1.2cm">
          <text:p/>
        </draw:line>
        <draw:line draw:style-name="gr2" draw:text-style-name="P1" draw:layer="layout" svg:x1="0.4cm" svg:y1="0.8cm" svg:x2="0.8cm" svg:y2="0.8cm">
          <text:p/>
        </draw:line>
        <draw:polyline draw:style-name="gr2" draw:text-style-name="P1" draw:layer="layout" svg:width="0.799cm" svg:height="1.199cm" svg:x="2.2cm" svg:y="0cm" svg:viewBox="0 0 800 1200" draw:points="800,1000 600,1200 200,1200 0,800 0,400 200,0 600,0 800,200">
          <text:p/>
        </draw:polyline>
        <draw:polygon draw:style-name="gr2" draw:text-style-name="P1" draw:layer="layout" svg:width="0.799cm" svg:height="1.199cm" svg:x="3.2cm" svg:y="0cm" svg:viewBox="0 0 800 1200" draw:points="0,1200 200,1200 200,0 600,0 800,400 800,800 600,1200">
          <text:p/>
        </draw:polygon>
        <draw:polyline draw:style-name="gr2" draw:text-style-name="P1" draw:layer="layout" svg:width="0.599cm" svg:height="1.199cm" svg:x="4.2cm" svg:y="0cm" svg:viewBox="0 0 600 1200" draw:points="0,0 0,1200 600,1200 0,1200">
          <text:p/>
        </draw:polyline>
        <draw:line draw:style-name="gr2" draw:text-style-name="P1" draw:layer="layout" svg:x1="4.2cm" svg:y1="0cm" svg:x2="4.8cm" svg:y2="0cm">
          <text:p/>
        </draw:line>
        <draw:line draw:style-name="gr2" draw:text-style-name="P1" draw:layer="layout" svg:x1="4.2cm" svg:y1="0.6cm" svg:x2="4.6cm" svg:y2="0.6cm">
          <text:p/>
        </draw:line>
        <draw:polyline draw:style-name="gr2" draw:text-style-name="P1" draw:layer="layout" svg:width="0.799cm" svg:height="0.199cm" svg:x="5cm" svg:y="0cm" svg:viewBox="0 0 800 200" draw:points="0,0 800,0 800,200">
          <text:p/>
        </draw:polyline>
        <draw:line draw:style-name="gr2" draw:text-style-name="P1" draw:layer="layout" svg:x1="5.2cm" svg:y1="0cm" svg:x2="5.2cm" svg:y2="1.2cm">
          <text:p/>
        </draw:line>
        <draw:line draw:style-name="gr2" draw:text-style-name="P1" draw:layer="layout" svg:x1="5cm" svg:y1="1.2cm" svg:x2="5.4cm" svg:y2="1.2cm">
          <text:p/>
        </draw:line>
        <draw:line draw:style-name="gr2" draw:text-style-name="P1" draw:layer="layout" svg:x1="5.2cm" svg:y1="0.6cm" svg:x2="5.4cm" svg:y2="0.6cm">
          <text:p/>
        </draw:line>
        <draw:polyline draw:style-name="gr2" draw:text-style-name="P1" draw:layer="layout" svg:width="0.799cm" svg:height="1.199cm" svg:x="6cm" svg:y="0cm" svg:viewBox="0 0 800 1200" draw:points="400,600 800,600 800,1000 600,1200 200,1200 0,800 0,400 200,0 600,0 800,200">
          <text:p/>
        </draw:polyline>
        <draw:line draw:style-name="gr2" draw:text-style-name="P1" draw:layer="layout" svg:x1="7cm" svg:y1="1.2cm" svg:x2="7cm" svg:y2="0cm">
          <text:p/>
        </draw:line>
        <draw:line draw:style-name="gr2" draw:text-style-name="P1" draw:layer="layout" svg:x1="7.6cm" svg:y1="1.2cm" svg:x2="7.6cm" svg:y2="0cm">
          <text:p/>
        </draw:line>
        <draw:line draw:style-name="gr2" draw:text-style-name="P1" draw:layer="layout" svg:x1="7cm" svg:y1="0.6cm" svg:x2="7.6cm" svg:y2="0.6cm">
          <text:p/>
        </draw:line>
        <draw:line draw:style-name="gr2" draw:text-style-name="P1" draw:layer="layout" svg:x1="7.8cm" svg:y1="1.2cm" svg:x2="8.2cm" svg:y2="1.2cm">
          <text:p/>
        </draw:line>
        <draw:line draw:style-name="gr2" draw:text-style-name="P1" draw:layer="layout" svg:x1="8cm" svg:y1="0cm" svg:x2="8cm" svg:y2="1.2cm">
          <text:p/>
        </draw:line>
        <draw:line draw:style-name="gr2" draw:text-style-name="P1" draw:layer="layout" svg:x1="7.8cm" svg:y1="0cm" svg:x2="8.2cm" svg:y2="0cm">
          <text:p/>
        </draw:line>
        <draw:line draw:style-name="gr1" draw:text-style-name="P1" draw:layer="layout" svg:x1="0cm" svg:y1="2cm" svg:x2="11.2cm" svg:y2="2cm">
          <text:p/>
        </draw:line>
        <draw:line draw:style-name="gr1" draw:text-style-name="P1" draw:layer="layout" svg:x1="0cm" svg:y1="3.2cm" svg:x2="11.2cm" svg:y2="3.2cm">
          <text:p/>
        </draw:line>
        <draw:line draw:style-name="gr1" draw:text-style-name="P1" draw:layer="layout" svg:x1="0cm" svg:y1="2.8cm" svg:x2="11.2cm" svg:y2="2.8cm">
          <text:p/>
        </draw:line>
        <draw:polyline draw:style-name="gr2" draw:text-style-name="P1" draw:layer="layout" svg:width="0.599cm" svg:height="1.199cm" svg:x="8.4cm" svg:y="0cm" svg:viewBox="0 0 600 1200" draw:points="0,200 0,0 600,0 600,800 400,1200 200,1200">
          <text:p/>
        </draw:polyline>
        <draw:line draw:style-name="gr2" draw:text-style-name="P1" draw:layer="layout" svg:x1="9.2cm" svg:y1="0cm" svg:x2="9.2cm" svg:y2="1.2cm">
          <text:p/>
        </draw:line>
        <draw:line draw:style-name="gr2" draw:text-style-name="P1" draw:layer="layout" svg:x1="9.4cm" svg:y1="0.6cm" svg:x2="9.2cm" svg:y2="0.6cm">
          <text:p/>
        </draw:line>
        <draw:line draw:style-name="gr2" draw:text-style-name="P1" draw:layer="layout" svg:x1="9.4cm" svg:y1="0.6cm" svg:x2="9.8cm" svg:y2="1.2cm">
          <text:p/>
        </draw:line>
        <draw:line draw:style-name="gr2" draw:text-style-name="P1" draw:layer="layout" svg:x1="9.6cm" svg:y1="0cm" svg:x2="9.4cm" svg:y2="0.6cm">
          <text:p/>
        </draw:line>
        <draw:polyline draw:style-name="gr2" draw:text-style-name="P1" draw:layer="layout" svg:width="0.799cm" svg:height="0.199cm" svg:x="10cm" svg:y="1cm" svg:viewBox="0 0 800 200" draw:points="0,200 800,200 800,0">
          <text:p/>
        </draw:polyline>
        <draw:line draw:style-name="gr2" draw:text-style-name="P1" draw:layer="layout" svg:x1="10.2cm" svg:y1="1.2cm" svg:x2="10.2cm" svg:y2="0cm">
          <text:p/>
        </draw:line>
        <draw:line draw:style-name="gr2" draw:text-style-name="P1" draw:layer="layout" svg:x1="10cm" svg:y1="0cm" svg:x2="10.4cm" svg:y2="0cm">
          <text:p/>
        </draw:line>
        <draw:polyline draw:style-name="gr2" draw:text-style-name="P1" draw:layer="layout" svg:width="0.799cm" svg:height="1.199cm" svg:x="0.2cm" svg:y="1.6cm" svg:viewBox="0 0 800 1200" draw:points="0,1200 0,0 400,800 800,0 800,1200">
          <text:p/>
        </draw:polyline>
        <draw:polyline draw:style-name="gr2" draw:text-style-name="P1" draw:layer="layout" svg:width="0.599cm" svg:height="1.199cm" svg:x="1.2cm" svg:y="1.6cm" svg:viewBox="0 0 600 1200" draw:points="0,1200 0,0 600,1200 600,0">
          <text:p/>
        </draw:polyline>
        <draw:polygon draw:style-name="gr2" draw:text-style-name="P1" draw:layer="layout" svg:width="0.799cm" svg:height="1.199cm" svg:x="2cm" svg:y="1.6cm" svg:viewBox="0 0 800 1200" draw:points="800,400 800,800 600,1200 200,1200 0,800 0,400 200,0 600,0">
          <text:p/>
        </draw:polygon>
        <draw:line draw:style-name="gr2" draw:text-style-name="P1" draw:layer="layout" svg:x1="3cm" svg:y1="2.8cm" svg:x2="3.4cm" svg:y2="2.8cm">
          <text:p/>
        </draw:line>
        <draw:line draw:style-name="gr2" draw:text-style-name="P1" draw:layer="layout" svg:x1="3.2cm" svg:y1="1.6cm" svg:x2="3.2cm" svg:y2="2.8cm">
          <text:p/>
        </draw:line>
        <draw:polyline draw:style-name="gr2" draw:text-style-name="P1" draw:layer="layout" svg:width="0.799cm" svg:height="0.799cm" svg:x="3cm" svg:y="1.6cm" svg:viewBox="0 0 800 800" draw:points="0,0 600,0 800,400 600,800 200,800">
          <text:p/>
        </draw:polyline>
        <draw:polygon draw:style-name="gr2" draw:text-style-name="P1" draw:layer="layout" svg:width="0.799cm" svg:height="1.199cm" svg:x="4cm" svg:y="1.6cm" svg:viewBox="0 0 800 1200" draw:points="800,400 800,800 600,1200 200,1200 0,800 0,400 200,0 600,0">
          <text:p/>
        </draw:polygon>
        <draw:line draw:style-name="gr2" draw:text-style-name="P1" draw:layer="layout" svg:x1="4.4cm" svg:y1="2.4cm" svg:x2="4.8cm" svg:y2="2.8cm">
          <text:p/>
        </draw:line>
        <draw:line draw:style-name="gr2" draw:text-style-name="P1" draw:layer="layout" svg:x1="5.2cm" svg:y1="1.6cm" svg:x2="5.2cm" svg:y2="2.8cm">
          <text:p/>
        </draw:line>
        <draw:polyline draw:style-name="gr2" draw:text-style-name="P1" draw:layer="layout" svg:width="0.799cm" svg:height="0.799cm" svg:x="5cm" svg:y="1.6cm" svg:viewBox="0 0 800 800" draw:points="0,0 600,0 800,400 600,800 200,800">
          <text:p/>
        </draw:polyline>
        <draw:line draw:style-name="gr2" draw:text-style-name="P1" draw:layer="layout" svg:x1="5.4cm" svg:y1="2.4cm" svg:x2="5.8cm" svg:y2="2.8cm">
          <text:p/>
        </draw:line>
        <draw:polyline draw:style-name="gr2" draw:text-style-name="P1" draw:layer="layout" svg:width="0.799cm" svg:height="1.199cm" svg:x="6cm" svg:y="1.6cm" svg:viewBox="0 0 800 1200" draw:points="600,0 200,0 0,200 0,400 600,600 800,800 800,1000 600,1200 200,1200 0,1000">
          <text:p/>
        </draw:polyline>
        <draw:polyline draw:style-name="gr2" draw:text-style-name="P1" draw:layer="layout" svg:width="0.799cm" svg:height="0.199cm" svg:x="7cm" svg:y="1.6cm" svg:viewBox="0 0 800 200" draw:points="0,200 0,0 800,0 800,200">
          <text:p/>
        </draw:polyline>
        <draw:line draw:style-name="gr2" draw:text-style-name="P1" draw:layer="layout" svg:x1="7.4cm" svg:y1="2.8cm" svg:x2="7.4cm" svg:y2="1.6cm">
          <text:p/>
        </draw:line>
        <draw:line draw:style-name="gr2" draw:text-style-name="P1" draw:layer="layout" svg:x1="7.2cm" svg:y1="2.8cm" svg:x2="7.6cm" svg:y2="2.8cm">
          <text:p/>
        </draw:line>
        <draw:polyline draw:style-name="gr2" draw:text-style-name="P1" draw:layer="layout" svg:width="0.799cm" svg:height="1.199cm" svg:x="8cm" svg:y="1.6cm" svg:viewBox="0 0 800 1200" draw:points="0,0 0,1000 200,1200 800,1200">
          <text:p/>
        </draw:polyline>
        <draw:line draw:style-name="gr2" draw:text-style-name="P1" draw:layer="layout" svg:x1="8.6cm" svg:y1="1.6cm" svg:x2="8.6cm" svg:y2="2.8cm">
          <text:p/>
        </draw:line>
        <draw:polyline draw:style-name="gr2" draw:text-style-name="P1" draw:layer="layout" svg:width="0.799cm" svg:height="1.199cm" svg:x="9cm" svg:y="1.6cm" svg:viewBox="0 0 800 1200" draw:points="0,0 400,1200 800,0">
          <text:p/>
        </draw:polyline>
        <draw:line draw:style-name="gr1" draw:text-style-name="P1" draw:layer="layout" svg:x1="0cm" svg:y1="3.6cm" svg:x2="11.2cm" svg:y2="3.6cm">
          <text:p/>
        </draw:line>
        <draw:line draw:style-name="gr1" draw:text-style-name="P1" draw:layer="layout" svg:x1="0cm" svg:y1="4.8cm" svg:x2="11.2cm" svg:y2="4.8cm">
          <text:p/>
        </draw:line>
        <draw:line draw:style-name="gr1" draw:text-style-name="P1" draw:layer="layout" svg:x1="0cm" svg:y1="4.4cm" svg:x2="11.2cm" svg:y2="4.4cm">
          <text:p/>
        </draw:line>
        <draw:polyline draw:style-name="gr2" draw:text-style-name="P1" draw:layer="layout" svg:width="0.799cm" svg:height="1.199cm" svg:x="0.2cm" svg:y="3.2cm" svg:viewBox="0 0 800 1200" draw:points="0,0 200,1200 400,400 600,1200 800,0">
          <text:p/>
        </draw:polyline>
        <draw:line draw:style-name="gr2" draw:text-style-name="P1" draw:layer="layout" svg:x1="1.2cm" svg:y1="3.2cm" svg:x2="1.8cm" svg:y2="4.4cm">
          <text:p/>
        </draw:line>
        <draw:line draw:style-name="gr2" draw:text-style-name="P1" draw:layer="layout" svg:x1="1.2cm" svg:y1="4.4cm" svg:x2="1.8cm" svg:y2="3.2cm">
          <text:p/>
        </draw:line>
        <draw:polyline draw:style-name="gr2" draw:text-style-name="P1" draw:layer="layout" svg:width="0.799cm" svg:height="0.799cm" svg:x="2cm" svg:y="3.2cm" svg:viewBox="0 0 800 800" draw:points="0,0 400,800 800,0">
          <text:p/>
        </draw:polyline>
        <draw:line draw:style-name="gr2" draw:text-style-name="P1" draw:layer="layout" svg:x1="2.4cm" svg:y1="4.4cm" svg:x2="2.4cm" svg:y2="4cm">
          <text:p/>
        </draw:line>
        <draw:line draw:style-name="gr2" draw:text-style-name="P1" draw:layer="layout" svg:x1="2.2cm" svg:y1="4.4cm" svg:x2="2.6cm" svg:y2="4.4cm">
          <text:p/>
        </draw:line>
        <draw:polyline draw:style-name="gr2" draw:text-style-name="P1" draw:layer="layout" svg:width="0.799cm" svg:height="1.199cm" svg:x="3cm" svg:y="3.2cm" svg:viewBox="0 0 800 1200" draw:points="0,0 800,0 0,1200 800,1200 600,1200">
          <text:p/>
        </draw:polyline>
        <draw:line draw:style-name="gr2" draw:text-style-name="P1" draw:layer="layout" svg:x1="3.2cm" svg:y1="3.8cm" svg:x2="3.6cm" svg:y2="3.8cm">
          <text:p/>
        </draw:line>
        <draw:line draw:style-name="gr2" draw:text-style-name="P1" draw:layer="layout" svg:x1="4.4cm" svg:y1="3.2cm" svg:x2="4.8cm" svg:y2="4.4cm">
          <text:p/>
        </draw:line>
        <draw:line draw:style-name="gr2" draw:text-style-name="P1" draw:layer="layout" svg:x1="4.2cm" svg:y1="4cm" svg:x2="4.6cm" svg:y2="4cm">
          <text:p/>
        </draw:line>
        <draw:line draw:style-name="gr2" draw:text-style-name="P1" draw:layer="layout" svg:x1="4cm" svg:y1="4.4cm" svg:x2="4.4cm" svg:y2="3.2cm">
          <text:p/>
        </draw:line>
        <draw:polygon draw:style-name="gr2" draw:text-style-name="P1" draw:layer="layout" svg:width="0.199cm" svg:height="0cm" svg:x="4cm" svg:y="3.2cm" svg:viewBox="0 0 200 0" draw:points="200,0 0,0">
          <text:p/>
        </draw:polygon>
        <draw:line draw:style-name="gr2" draw:text-style-name="P1" draw:layer="layout" svg:x1="4.8cm" svg:y1="3.2cm" svg:x2="4.6cm" svg:y2="3.2cm">
          <text:p/>
        </draw:line>
        <draw:polygon draw:style-name="gr2" draw:text-style-name="P1" draw:layer="layout" svg:width="0.599cm" svg:height="0.999cm" svg:x="5cm" svg:y="3.4cm" svg:viewBox="0 0 600 1000" draw:points="600,200 600,800 400,1000 200,1000 0,800 0,200 200,0 400,0">
          <text:p/>
        </draw:polygon>
        <draw:line draw:style-name="gr2" draw:text-style-name="P1" draw:layer="layout" svg:x1="5.6cm" svg:y1="3.2cm" svg:x2="5.4cm" svg:y2="3.2cm">
          <text:p/>
        </draw:line>
        <draw:line draw:style-name="gr2" draw:text-style-name="P1" draw:layer="layout" svg:x1="5cm" svg:y1="3.2cm" svg:x2="5.2cm" svg:y2="3.2cm">
          <text:p/>
        </draw:line>
        <draw:polyline draw:style-name="gr2" draw:text-style-name="P1" draw:layer="layout" svg:width="0.799cm" svg:height="0.999cm" svg:x="6cm" svg:y="3.4cm" svg:viewBox="0 0 800 1000" draw:points="0,0 0,800 200,1000 800,1000">
          <text:p/>
        </draw:polyline>
        <draw:line draw:style-name="gr2" draw:text-style-name="P1" draw:layer="layout" svg:x1="6.6cm" svg:y1="3.4cm" svg:x2="6.6cm" svg:y2="4.4cm">
          <text:p/>
        </draw:line>
        <draw:line draw:style-name="gr2" draw:text-style-name="P1" draw:layer="layout" svg:x1="6.2cm" svg:y1="3.2cm" svg:x2="6cm" svg:y2="3.2cm">
          <text:p/>
        </draw:line>
        <draw:line draw:style-name="gr2" draw:text-style-name="P1" draw:layer="layout" svg:x1="6.4cm" svg:y1="3.2cm" svg:x2="6.6cm" svg:y2="3.2cm">
          <text:p/>
        </draw:line>
        <draw:line draw:style-name="gr1" draw:text-style-name="P1" draw:layer="layout" svg:x1="0cm" svg:y1="5.2cm" svg:x2="11.2cm" svg:y2="5.2cm">
          <text:p/>
        </draw:line>
        <draw:line draw:style-name="gr1" draw:text-style-name="P1" draw:layer="layout" svg:x1="0cm" svg:y1="6.4cm" svg:x2="11.2cm" svg:y2="6.4cm">
          <text:p/>
        </draw:line>
        <draw:line draw:style-name="gr1" draw:text-style-name="P1" draw:layer="layout" svg:x1="0cm" svg:y1="6cm" svg:x2="11.2cm" svg:y2="6cm">
          <text:p/>
        </draw:line>
        <draw:polygon draw:style-name="gr2" draw:text-style-name="P1" draw:layer="layout" svg:width="0.799cm" svg:height="1.199cm" svg:x="7cm" svg:y="3.2cm" svg:viewBox="0 0 800 1200" draw:points="800,400 800,800 600,1200 200,1200 0,800 0,400 200,0 600,0">
          <text:p/>
        </draw:polygon>
        <draw:line draw:style-name="gr2" draw:text-style-name="P1" draw:layer="layout" svg:x1="7.2cm" svg:y1="4.2cm" svg:x2="7.6cm" svg:y2="3.4cm">
          <text:p/>
        </draw:line>
        <draw:line draw:style-name="gr2" draw:text-style-name="P1" draw:layer="layout" svg:x1="8cm" svg:y1="4.4cm" svg:x2="8.8cm" svg:y2="4.4cm">
          <text:p/>
        </draw:line>
        <draw:polyline draw:style-name="gr2" draw:text-style-name="P1" draw:layer="layout" svg:width="0.399cm" svg:height="1.199cm" svg:x="8cm" svg:y="3.2cm" svg:viewBox="0 0 400 1200" draw:points="0,600 400,0 400,1200">
          <text:p/>
        </draw:polyline>
        <draw:polyline draw:style-name="gr2" draw:text-style-name="P1" draw:layer="layout" svg:width="0.799cm" svg:height="1.199cm" svg:x="9cm" svg:y="3.2cm" svg:viewBox="0 0 800 1200" draw:points="0,200 200,0 600,0 800,200 800,400 0,1200 800,1200">
          <text:p/>
        </draw:polyline>
        <draw:polyline draw:style-name="gr2" draw:text-style-name="P1" draw:layer="layout" svg:width="0.799cm" svg:height="0.599cm" svg:x="10cm" svg:y="3.2cm" svg:viewBox="0 0 800 600" draw:points="0,200 200,0 600,0 800,400 600,600">
          <text:p/>
        </draw:polyline>
        <draw:polyline draw:style-name="gr2" draw:text-style-name="P1" draw:layer="layout" svg:width="0.799cm" svg:height="0.599cm" svg:x="10cm" svg:y="3.8cm" svg:viewBox="0 0 800 600" draw:points="600,0 800,200 600,600 200,600 0,400">
          <text:p/>
        </draw:polyline>
        <draw:polyline draw:style-name="gr2" draw:text-style-name="P1" draw:layer="layout" svg:width="0.799cm" svg:height="0.799cm" svg:x="0.2cm" svg:y="4.8cm" svg:viewBox="0 0 800 800" draw:points="200,0 0,800 800,800">
          <text:p/>
        </draw:polyline>
        <draw:line draw:style-name="gr2" draw:text-style-name="P1" draw:layer="layout" svg:x1="0.8cm" svg:y1="5.2cm" svg:x2="0.8cm" svg:y2="6cm">
          <text:p/>
        </draw:line>
        <draw:line draw:style-name="gr2" draw:text-style-name="P1" draw:layer="layout" svg:x1="0.6cm" svg:y1="6cm" svg:x2="1cm" svg:y2="6cm">
          <text:p/>
        </draw:line>
        <draw:polyline draw:style-name="gr2" draw:text-style-name="P1" draw:layer="layout" svg:width="0.799cm" svg:height="1.199cm" svg:x="1.2cm" svg:y="4.8cm" svg:viewBox="0 0 800 1200" draw:points="600,0 0,0 0,400 600,400 800,800 600,1200 200,1200 0,1000">
          <text:p/>
        </draw:polyline>
        <draw:polyline draw:style-name="gr2" draw:text-style-name="P1" draw:layer="layout" svg:width="0.799cm" svg:height="1.199cm" svg:x="2.2cm" svg:y="4.8cm" svg:viewBox="0 0 800 1200" draw:points="200,400 600,400 800,800 600,1200 200,1200 0,800 200,400 400,0 600,0">
          <text:p/>
        </draw:polyline>
        <draw:polyline draw:style-name="gr2" draw:text-style-name="P1" draw:layer="layout" svg:width="0.799cm" svg:height="1.199cm" svg:x="3.2cm" svg:y="4.8cm" svg:viewBox="0 0 800 1200" draw:points="200,0 0,0 800,0 800,0 200,1200">
          <text:p/>
        </draw:polyline>
        <draw:line draw:style-name="gr2" draw:text-style-name="P1" draw:layer="layout" svg:x1="3.4cm" svg:y1="5.4cm" svg:x2="4cm" svg:y2="5.4cm">
          <text:p/>
        </draw:line>
        <draw:polygon draw:style-name="gr2" draw:text-style-name="P1" draw:layer="layout" svg:width="0.799cm" svg:height="1.199cm" svg:x="4.2cm" svg:y="4.8cm" svg:viewBox="0 0 800 1200" draw:points="0,200 200,0 600,0 800,200 800,200 0,800 0,1000 200,1200 600,1200 800,1000 800,800">
          <text:p/>
        </draw:polygon>
        <draw:polyline draw:style-name="gr2" draw:text-style-name="P1" draw:layer="layout" svg:width="0.799cm" svg:height="1.199cm" svg:x="5.2cm" svg:y="4.8cm" svg:viewBox="0 0 800 1200" draw:points="600,800 200,800 0,400 200,0 600,0 800,400 600,800 400,1200 200,1200">
          <text:p/>
        </draw:polyline>
        <draw:polygon draw:style-name="gr2" draw:text-style-name="P1" draw:layer="layout" svg:width="0.799cm" svg:height="0.799cm" svg:x="6.2cm" svg:y="5.2cm" svg:viewBox="0 0 800 800" draw:points="600,0 600,800 800,800 200,800 0,400 200,0">
          <text:p/>
        </draw:polygon>
        <draw:polyline draw:style-name="gr2" draw:text-style-name="P1" draw:layer="layout" svg:width="0.599cm" svg:height="0.799cm" svg:x="7.2cm" svg:y="5.2cm" svg:viewBox="0 0 600 800" draw:points="0,800 400,800 600,400 400,0 0,0">
          <text:p/>
        </draw:polyline>
        <draw:line draw:style-name="gr2" draw:text-style-name="P1" draw:layer="layout" svg:x1="7.2cm" svg:y1="4.8cm" svg:x2="7.2cm" svg:y2="6cm">
          <text:p/>
        </draw:line>
        <draw:polyline draw:style-name="gr2" draw:text-style-name="P1" draw:layer="layout" svg:width="0.599cm" svg:height="0.799cm" svg:x="8cm" svg:y="5.2cm" svg:viewBox="0 0 600 800" draw:points="600,0 200,0 0,400 200,800 600,800 400,800">
          <text:p/>
        </draw:polyline>
        <draw:polyline draw:style-name="gr2" draw:text-style-name="P1" draw:layer="layout" svg:width="0.799cm" svg:height="0.799cm" svg:x="8.8cm" svg:y="5.2cm" svg:viewBox="0 0 800 800" draw:points="800,800 200,800 0,400 200,0 600,0">
          <text:p/>
        </draw:polyline>
        <draw:line draw:style-name="gr2" draw:text-style-name="P1" draw:layer="layout" svg:x1="9.4cm" svg:y1="4.8cm" svg:x2="9.4cm" svg:y2="6cm">
          <text:p/>
        </draw:line>
        <draw:polyline draw:style-name="gr2" draw:text-style-name="P1" draw:layer="layout" svg:width="0.799cm" svg:height="0.799cm" svg:x="9.8cm" svg:y="5.2cm" svg:viewBox="0 0 800 800" draw:points="0,400 800,400 600,0 200,0 0,400 200,800 600,800">
          <text:p/>
        </draw:polyline>
        <draw:line draw:style-name="gr1" draw:text-style-name="P1" draw:layer="layout" svg:x1="0cm" svg:y1="6.8cm" svg:x2="11.2cm" svg:y2="6.8cm">
          <text:p/>
        </draw:line>
        <draw:line draw:style-name="gr1" draw:text-style-name="P1" draw:layer="layout" svg:x1="0cm" svg:y1="8cm" svg:x2="11.2cm" svg:y2="8cm">
          <text:p/>
        </draw:line>
        <draw:line draw:style-name="gr1" draw:text-style-name="P1" draw:layer="layout" svg:x1="0cm" svg:y1="7.6cm" svg:x2="11.2cm" svg:y2="7.6cm">
          <text:p/>
        </draw:line>
        <draw:line draw:style-name="gr2" draw:text-style-name="P1" draw:layer="layout" svg:x1="0.2cm" svg:y1="7.6cm" svg:x2="0.6cm" svg:y2="7.6cm">
          <text:p/>
        </draw:line>
        <draw:polyline draw:style-name="gr2" draw:text-style-name="P1" draw:layer="layout" svg:width="0.199cm" svg:height="1.599cm" svg:x="0.4cm" svg:y="6.4cm" svg:viewBox="0 0 200 1600" draw:points="0,1600 0,200 200,0 200,0">
          <text:p/>
        </draw:polyline>
        <draw:polygon draw:style-name="gr2" draw:text-style-name="P1" draw:layer="layout" svg:width="0.799cm" svg:height="0.799cm" svg:x="0.8cm" svg:y="6.8cm" svg:viewBox="0 0 800 800" draw:points="600,0 800,200 800,600 600,800 200,800 0,400 200,0">
          <text:p/>
        </draw:polygon>
        <draw:polyline draw:style-name="gr2" draw:text-style-name="P1" draw:layer="layout" svg:width="0.599cm" svg:height="0.399cm" svg:x="1cm" svg:y="7.4cm" svg:viewBox="0 0 600 400" draw:points="600,0 400,400 0,400">
          <text:p/>
        </draw:polyline>
        <draw:line draw:style-name="gr2" draw:text-style-name="P1" draw:layer="layout" svg:x1="1.8cm" svg:y1="7.6cm" svg:x2="1.8cm" svg:y2="6.4cm">
          <text:p/>
        </draw:line>
        <draw:polyline draw:style-name="gr2" draw:text-style-name="P1" draw:layer="layout" svg:width="0.599cm" svg:height="0.799cm" svg:x="1.8cm" svg:y="6.8cm" svg:viewBox="0 0 600 800" draw:points="600,800 600,200 400,0 0,0">
          <text:p/>
        </draw:polyline>
        <draw:line draw:style-name="gr2" draw:text-style-name="P1" draw:layer="layout" svg:x1="2.6cm" svg:y1="7.6cm" svg:x2="3cm" svg:y2="7.6cm">
          <text:p/>
        </draw:line>
        <draw:polyline draw:style-name="gr2" draw:text-style-name="P1" draw:layer="layout" svg:width="0.199cm" svg:height="0.799cm" svg:x="2.6cm" svg:y="6.8cm" svg:viewBox="0 0 200 800" draw:points="200,800 200,0 0,0">
          <text:p/>
        </draw:polyline>
        <draw:line draw:style-name="gr2" draw:text-style-name="P1" draw:layer="layout" svg:x1="2.8cm" svg:y1="6.6cm" svg:x2="2.8cm" svg:y2="6.4cm">
          <text:p/>
        </draw:line>
        <draw:polyline draw:style-name="gr2" draw:text-style-name="P1" draw:layer="layout" svg:width="0.199cm" svg:height="1.199cm" svg:x="3.2cm" svg:y="6.8cm" svg:viewBox="0 0 200 1200" draw:points="0,0 200,0 200,800 0,1200">
          <text:p/>
        </draw:polyline>
        <draw:line draw:style-name="gr2" draw:text-style-name="P1" draw:layer="layout" svg:x1="3.4cm" svg:y1="6.6cm" svg:x2="3.4cm" svg:y2="6.4cm">
          <text:p/>
        </draw:line>
        <draw:line draw:style-name="gr2" draw:text-style-name="P1" draw:layer="layout" svg:x1="3.8cm" svg:y1="7.6cm" svg:x2="3.8cm" svg:y2="6.4cm">
          <text:p/>
        </draw:line>
        <draw:polyline draw:style-name="gr2" draw:text-style-name="P1" draw:layer="layout" svg:width="0.399cm" svg:height="0.799cm" svg:x="3.8cm" svg:y="6.8cm" svg:viewBox="0 0 400 800" draw:points="400,0 0,400 400,800">
          <text:p/>
        </draw:polyline>
        <draw:line draw:style-name="gr2" draw:text-style-name="P1" draw:layer="layout" svg:x1="4.4cm" svg:y1="7.6cm" svg:x2="4.8cm" svg:y2="7.6cm">
          <text:p/>
        </draw:line>
        <draw:polyline draw:style-name="gr2" draw:text-style-name="P1" draw:layer="layout" svg:width="0.199cm" svg:height="1.199cm" svg:x="4.6cm" svg:y="6.4cm" svg:viewBox="0 0 200 1200" draw:points="0,1200 0,0 200,0">
          <text:p/>
        </draw:polyline>
        <draw:polyline draw:style-name="gr2" draw:text-style-name="P1" draw:layer="layout" svg:width="0.799cm" svg:height="0.799cm" svg:x="5cm" svg:y="6.8cm" svg:viewBox="0 0 800 800" draw:points="0,800 0,0 200,0 400,200 400,800 400,200 400,0 600,0 800,200 800,800">
          <text:p/>
        </draw:polyline>
        <draw:polyline draw:style-name="gr2" draw:text-style-name="P1" draw:layer="layout" svg:width="0.599cm" svg:height="0.799cm" svg:x="6cm" svg:y="6.8cm" svg:viewBox="0 0 600 800" draw:points="0,800 0,0 400,0 600,200 600,800">
          <text:p/>
        </draw:polyline>
        <draw:polygon draw:style-name="gr2" draw:text-style-name="P1" draw:layer="layout" svg:width="0.799cm" svg:height="0.799cm" svg:x="6.8cm" svg:y="6.8cm" svg:viewBox="0 0 800 800" draw:points="200,800 0,400 200,0 600,0 800,400 600,800">
          <text:p/>
        </draw:polygon>
        <draw:polyline draw:style-name="gr2" draw:text-style-name="P1" draw:layer="layout" svg:width="0.599cm" svg:height="1.199cm" svg:x="7.8cm" svg:y="6.8cm" svg:viewBox="0 0 600 1200" draw:points="0,1200 0,0 400,0 600,400 400,800 200,800">
          <text:p/>
        </draw:polyline>
        <draw:polyline draw:style-name="gr2" draw:text-style-name="P1" draw:layer="layout" svg:width="0.599cm" svg:height="1.199cm" svg:x="8.6cm" svg:y="6.8cm" svg:viewBox="0 0 600 1200" draw:points="400,800 200,800 0,400 200,0 600,0 600,1200">
          <text:p/>
        </draw:polyline>
        <draw:polyline draw:style-name="gr2" draw:text-style-name="P1" draw:layer="layout" svg:width="0.599cm" svg:height="0.799cm" svg:x="9.4cm" svg:y="6.8cm" svg:viewBox="0 0 600 800" draw:points="0,800 0,0 0,200 200,0 400,0 600,200">
          <text:p/>
        </draw:polyline>
        <draw:line draw:style-name="gr1" draw:text-style-name="P1" draw:layer="layout" svg:x1="0cm" svg:y1="8.4cm" svg:x2="11.2cm" svg:y2="8.4cm">
          <text:p/>
        </draw:line>
        <draw:line draw:style-name="gr1" draw:text-style-name="P1" draw:layer="layout" svg:x1="0cm" svg:y1="9.6cm" svg:x2="11.2cm" svg:y2="9.6cm">
          <text:p/>
        </draw:line>
        <draw:line draw:style-name="gr1" draw:text-style-name="P1" draw:layer="layout" svg:x1="0cm" svg:y1="9.2cm" svg:x2="11.2cm" svg:y2="9.2cm">
          <text:p/>
        </draw:line>
        <draw:polyline draw:style-name="gr2" draw:text-style-name="P1" draw:layer="layout" svg:width="0.599cm" svg:height="0.799cm" svg:x="0.2cm" svg:y="8.4cm" svg:viewBox="0 0 600 800" draw:points="0,800 400,800 600,600 400,400 200,400 0,200 200,0 400,0">
          <text:p/>
        </draw:polyline>
        <draw:line draw:style-name="gr2" draw:text-style-name="P1" draw:layer="layout" svg:x1="1cm" svg:y1="8.4cm" svg:x2="1.4cm" svg:y2="8.4cm">
          <text:p/>
        </draw:line>
        <draw:polyline draw:style-name="gr2" draw:text-style-name="P1" draw:layer="layout" svg:width="0.199cm" svg:height="1.199cm" svg:x="1.2cm" svg:y="8cm" svg:viewBox="0 0 200 1200" draw:points="0,0 0,1000 200,1200">
          <text:p/>
        </draw:polyline>
        <draw:polyline draw:style-name="gr2" draw:text-style-name="P1" draw:layer="layout" svg:width="0.599cm" svg:height="0.799cm" svg:x="1.6cm" svg:y="8.4cm" svg:viewBox="0 0 600 800" draw:points="0,0 0,600 200,800 600,800 600,0">
          <text:p/>
        </draw:polyline>
        <draw:polyline draw:style-name="gr2" draw:text-style-name="P1" draw:layer="layout" svg:width="0.799cm" svg:height="0.799cm" svg:x="2.4cm" svg:y="8.4cm" svg:viewBox="0 0 800 800" draw:points="0,0 400,800 800,0">
          <text:p/>
        </draw:polyline>
        <draw:polyline draw:style-name="gr2" draw:text-style-name="P1" draw:layer="layout" svg:width="0.799cm" svg:height="0.799cm" svg:x="3.4cm" svg:y="8.4cm" svg:viewBox="0 0 800 800" draw:points="0,0 200,800 400,200 600,800 800,0">
          <text:p/>
        </draw:polyline>
        <draw:line draw:style-name="gr2" draw:text-style-name="P1" draw:layer="layout" svg:x1="4.4cm" svg:y1="8.4cm" svg:x2="5cm" svg:y2="9.2cm">
          <text:p/>
        </draw:line>
        <draw:line draw:style-name="gr2" draw:text-style-name="P1" draw:layer="layout" svg:x1="4.4cm" svg:y1="9.2cm" svg:x2="5cm" svg:y2="8.4cm">
          <text:p/>
        </draw:line>
        <draw:line draw:style-name="gr2" draw:text-style-name="P1" draw:layer="layout" svg:x1="5.2cm" svg:y1="8.4cm" svg:x2="5.6cm" svg:y2="9.2cm">
          <text:p/>
        </draw:line>
        <draw:polyline draw:style-name="gr2" draw:text-style-name="P1" draw:layer="layout" svg:width="0.599cm" svg:height="0.999cm" svg:x="5.4cm" svg:y="8.4cm" svg:viewBox="0 0 600 1000" draw:points="600,0 200,1000 0,1000">
          <text:p/>
        </draw:polyline>
        <draw:polyline draw:style-name="gr2" draw:text-style-name="P1" draw:layer="layout" svg:width="0.599cm" svg:height="0.799cm" svg:x="6.2cm" svg:y="8.4cm" svg:viewBox="0 0 600 800" draw:points="0,0 600,0 0,800 600,800">
          <text:p/>
        </draw:polyline>
        <draw:polyline draw:style-name="gr2" draw:text-style-name="P1" draw:layer="layout" svg:width="0.599cm" svg:height="1.599cm" svg:x="7cm" svg:y="8cm" svg:viewBox="0 0 600 1600" draw:points="0,1600 0,200 200,0 400,0 600,200 400,400 600,600 600,1000 400,1200 200,1200">
          <text:p/>
        </draw:polyline>
        <draw:polygon draw:style-name="gr2" draw:text-style-name="P1" draw:layer="layout" svg:width="0.799cm" svg:height="0.799cm" svg:x="7.8cm" svg:y="8.4cm" svg:viewBox="0 0 800 800" draw:points="600,0 600,800 800,800 200,800 0,400 200,0">
          <text:p/>
        </draw:polygon>
        <draw:line draw:style-name="gr2" draw:text-style-name="P1" draw:layer="layout" svg:x1="8cm" svg:y1="8cm" svg:x2="8cm" svg:y2="8.2cm">
          <text:p/>
        </draw:line>
        <draw:line draw:style-name="gr2" draw:text-style-name="P1" draw:layer="layout" svg:x1="8.4cm" svg:y1="8cm" svg:x2="8.4cm" svg:y2="8.2cm">
          <text:p/>
        </draw:line>
        <draw:polygon draw:style-name="gr2" draw:text-style-name="P1" draw:layer="layout" svg:width="0.799cm" svg:height="0.799cm" svg:x="8.8cm" svg:y="8.4cm" svg:viewBox="0 0 800 800" draw:points="200,800 0,400 200,0 600,0 800,400 600,800">
          <text:p/>
        </draw:polygon>
        <draw:line draw:style-name="gr2" draw:text-style-name="P1" draw:layer="layout" svg:x1="9cm" svg:y1="8cm" svg:x2="9cm" svg:y2="8.2cm">
          <text:p/>
        </draw:line>
        <draw:line draw:style-name="gr2" draw:text-style-name="P1" draw:layer="layout" svg:x1="9.4cm" svg:y1="8cm" svg:x2="9.4cm" svg:y2="8.2cm">
          <text:p/>
        </draw:line>
        <draw:polyline draw:style-name="gr2" draw:text-style-name="P1" draw:layer="layout" svg:width="0.599cm" svg:height="0.799cm" svg:x="9.8cm" svg:y="8.4cm" svg:viewBox="0 0 600 800" draw:points="0,0 0,600 200,800 600,800 600,0">
          <text:p/>
        </draw:polyline>
        <draw:line draw:style-name="gr2" draw:text-style-name="P1" draw:layer="layout" svg:x1="10cm" svg:y1="8cm" svg:x2="10cm" svg:y2="8.2cm">
          <text:p/>
        </draw:line>
        <draw:line draw:style-name="gr2" draw:text-style-name="P1" draw:layer="layout" svg:x1="10.2cm" svg:y1="8cm" svg:x2="10.2cm" svg:y2="8.2cm">
          <text:p/>
        </draw:line>
        <draw:polygon draw:style-name="gr2" draw:text-style-name="P1" draw:layer="layout" svg:width="0.799cm" svg:height="1.199cm" svg:x="11cm" svg:y="1.6cm" svg:viewBox="0 0 800 1200" draw:points="0,1200 0,1200 0,0 600,0 800,400 600,600 800,800 600,1200">
          <text:p/>
        </draw:polygon>
        <draw:line draw:style-name="gr2" draw:text-style-name="P1" draw:layer="layout" svg:x1="11.6cm" svg:y1="2.2cm" svg:x2="11.2cm" svg:y2="2.2cm">
          <text:p/>
        </draw:line>
        <draw:polyline draw:style-name="gr2" draw:text-style-name="P1" draw:layer="layout" svg:width="0.799cm" svg:height="1.199cm" svg:x="12cm" svg:y="1.6cm" svg:viewBox="0 0 800 1200" draw:points="400,800 800,400 600,0 0,0 0,1200 600,1200 800,800 400,400">
          <text:p/>
        </draw:polyline>
        <draw:polyline draw:style-name="gr2" draw:text-style-name="P1" draw:layer="layout" svg:width="0.799cm" svg:height="1.199cm" svg:x="10cm" svg:y="1.6cm" svg:viewBox="0 0 800 1200" draw:points="200,600 600,600 600,400 400,0 0,0 0,1200 600,1200 800,1000 600,600 400,600">
          <text:p/>
        </draw:polyline>
        <draw:polyline draw:style-name="gr2" draw:text-style-name="P1" draw:layer="layout" svg:width="0.799cm" svg:height="1.199cm" svg:x="1.2cm" svg:y="0cm" svg:viewBox="0 0 800 1200" draw:points="200,600 600,600 600,400 400,0 0,0 0,1200 600,1200 800,1000 600,600 400,600">
          <text:p/>
        </draw:polyline>
        <draw:line draw:style-name="gr1" draw:text-style-name="P1" draw:layer="layout" svg:x1="0cm" svg:y1="10cm" svg:x2="11.2cm" svg:y2="10cm">
          <text:p/>
        </draw:line>
        <draw:line draw:style-name="gr1" draw:text-style-name="P1" draw:layer="layout" svg:x1="0cm" svg:y1="11.2cm" svg:x2="11.2cm" svg:y2="11.2cm">
          <text:p/>
        </draw:line>
        <draw:line draw:style-name="gr1" draw:text-style-name="P1" draw:layer="layout" svg:x1="0cm" svg:y1="10.8cm" svg:x2="11.2cm" svg:y2="10.8cm">
          <text:p/>
        </draw:line>
        <draw:frame draw:style-name="gr3" draw:layer="layout" svg:width="9.091cm" svg:height="0.962cm" svg:x="0.6cm" svg:y="13.8cm">
          <draw:text-box>
            <text:p>!“#$%&amp;'()*+,-./:;&lt;=&gt;?@[\]^_{|}~</text:p>
          </draw:text-box>
        </draw:frame>
        <draw:line draw:style-name="gr2" draw:text-style-name="P1" draw:layer="layout" svg:x1="0.2cm" svg:y1="10.8cm" svg:x2="0.2cm" svg:y2="10.6cm">
          <text:p/>
        </draw:line>
        <draw:polyline draw:style-name="gr2" draw:text-style-name="P1" draw:layer="layout" svg:width="0.199cm" svg:height="0.799cm" svg:x="0.2cm" svg:y="9.6cm" svg:viewBox="0 0 200 800" draw:points="0,800 200,0 0,0 0,600">
          <text:p/>
        </draw:polyline>
        <draw:line draw:style-name="gr2" draw:text-style-name="P1" draw:layer="layout" svg:x1="1.2cm" svg:y1="10.6cm" svg:x2="1.2cm" svg:y2="9.8cm">
          <text:p/>
        </draw:line>
        <draw:line draw:style-name="gr2" draw:text-style-name="P1" draw:layer="layout" svg:x1="1.6cm" svg:y1="10.6cm" svg:x2="1.6cm" svg:y2="9.8cm">
          <text:p/>
        </draw:line>
        <draw:line draw:style-name="gr2" draw:text-style-name="P1" draw:layer="layout" svg:x1="1cm" svg:y1="10.4cm" svg:x2="1.8cm" svg:y2="10.4cm">
          <text:p/>
        </draw:line>
        <draw:line draw:style-name="gr2" draw:text-style-name="P1" draw:layer="layout" svg:x1="1cm" svg:y1="10cm" svg:x2="1.8cm" svg:y2="10cm">
          <text:p/>
        </draw:line>
        <draw:polygon draw:style-name="gr2" draw:text-style-name="P1" draw:layer="layout" svg:width="0.199cm" svg:height="0.199cm" svg:x="3cm" svg:y="9.8cm" svg:viewBox="0 0 200 200" draw:points="0,0 0,200 200,200 200,0">
          <text:p/>
        </draw:polygon>
        <draw:line draw:style-name="gr2" draw:text-style-name="P1" draw:layer="layout" svg:x1="3cm" svg:y1="10.6cm" svg:x2="3.6cm" svg:y2="9.8cm">
          <text:p/>
        </draw:line>
        <draw:polygon draw:style-name="gr2" draw:text-style-name="P1" draw:layer="layout" svg:width="0.199cm" svg:height="0.199cm" svg:x="3.4cm" svg:y="10.4cm" svg:viewBox="0 0 200 200" draw:points="0,0 0,200 200,200 200,0">
          <text:p/>
        </draw:polygon>
        <draw:line draw:style-name="gr2" draw:text-style-name="P1" draw:layer="layout" svg:x1="0.6cm" svg:y1="9.6cm" svg:x2="0.6cm" svg:y2="9.8cm">
          <text:p/>
        </draw:line>
        <draw:line draw:style-name="gr2" draw:text-style-name="P1" draw:layer="layout" svg:x1="0.8cm" svg:y1="9.6cm" svg:x2="0.8cm" svg:y2="9.8cm">
          <text:p/>
        </draw:line>
        <draw:polyline draw:style-name="gr2" draw:text-style-name="P1" draw:layer="layout" svg:width="0.799cm" svg:height="0.399cm" svg:x="3.8cm" svg:y="10.4cm" svg:viewBox="0 0 800 400" draw:points="0,200 200,400 400,400 800,0">
          <text:p/>
        </draw:polyline>
        <draw:polyline draw:style-name="gr2" draw:text-style-name="P1" draw:layer="layout" svg:width="0.799cm" svg:height="1.199cm" svg:x="3.8cm" svg:y="9.6cm" svg:viewBox="0 0 800 1200" draw:points="0,1000 0,800 400,400 400,200 200,0 200,0 0,200 0,400 800,1200">
          <text:p/>
        </draw:polyline>
        <draw:line draw:style-name="gr2" draw:text-style-name="P1" draw:layer="layout" svg:x1="4.8cm" svg:y1="9.6cm" svg:x2="4.8cm" svg:y2="9.8cm">
          <text:p/>
        </draw:line>
        <draw:polyline draw:style-name="gr2" draw:text-style-name="P2" draw:layer="layout" svg:width="0.199cm" svg:height="1.199cm" svg:x="5cm" svg:y="9.6cm" svg:viewBox="0 0 200 1200" draw:points="200,0 0,400 0,800 200,1200">
          <text:p/>
        </draw:polyline>
        <draw:polyline draw:style-name="gr2" draw:text-style-name="P2" draw:layer="layout" svg:width="0.199cm" svg:height="1.199cm" svg:x="5.4cm" svg:y="9.6cm" svg:viewBox="0 0 200 1200" draw:points="0,0 200,400 200,800 0,1200">
          <text:p/>
        </draw:polyline>
        <draw:line draw:style-name="gr2" draw:text-style-name="P2" draw:layer="layout" svg:x1="6.8cm" svg:y1="10.2cm" svg:x2="7.6cm" svg:y2="10.2cm">
          <text:p/>
        </draw:line>
        <draw:line draw:style-name="gr2" draw:text-style-name="P2" draw:layer="layout" svg:x1="7.2cm" svg:y1="9.8cm" svg:x2="7.2cm" svg:y2="10.6cm">
          <text:p/>
        </draw:line>
        <draw:line draw:style-name="gr2" draw:text-style-name="P2" draw:layer="layout" svg:x1="8cm" svg:y1="10.6cm" svg:x2="7.8cm" svg:y2="11cm">
          <text:p/>
        </draw:line>
        <draw:line draw:style-name="gr2" draw:text-style-name="P2" draw:layer="layout" svg:x1="8.2cm" svg:y1="10.2cm" svg:x2="9cm" svg:y2="10.2cm">
          <text:p/>
        </draw:line>
        <draw:line draw:style-name="gr2" draw:text-style-name="P2" draw:layer="layout" svg:x1="9.2cm" svg:y1="10.8cm" svg:x2="9.4cm" svg:y2="10.8cm">
          <text:p/>
        </draw:line>
        <draw:line draw:style-name="gr2" draw:text-style-name="P1" draw:layer="layout" svg:x1="9.6cm" svg:y1="10.6cm" svg:x2="10.2cm" svg:y2="9.8cm">
          <text:p/>
        </draw:line>
        <draw:line draw:style-name="gr2" draw:text-style-name="P2" draw:layer="layout" svg:x1="10.4cm" svg:y1="10cm" svg:x2="10.4cm" svg:y2="10.2cm">
          <text:p/>
        </draw:line>
        <draw:line draw:style-name="gr2" draw:text-style-name="P2" draw:layer="layout" svg:x1="10.4cm" svg:y1="10.4cm" svg:x2="10.4cm" svg:y2="10.6cm">
          <text:p/>
        </draw:line>
        <draw:line draw:style-name="gr2" draw:text-style-name="P2" draw:layer="layout" svg:x1="10.8cm" svg:y1="10.6cm" svg:x2="10.6cm" svg:y2="11cm">
          <text:p/>
        </draw:line>
        <draw:line draw:style-name="gr2" draw:text-style-name="P2" draw:layer="layout" svg:x1="10.6cm" svg:y1="10.4cm" svg:x2="10.8cm" svg:y2="10.4cm">
          <text:p/>
        </draw:line>
        <draw:line draw:style-name="gr1" draw:text-style-name="P1" draw:layer="layout" svg:x1="0cm" svg:y1="11.6cm" svg:x2="11.2cm" svg:y2="11.6cm">
          <text:p/>
        </draw:line>
        <draw:line draw:style-name="gr1" draw:text-style-name="P1" draw:layer="layout" svg:x1="0cm" svg:y1="12.8cm" svg:x2="11.2cm" svg:y2="12.8cm">
          <text:p/>
        </draw:line>
        <draw:line draw:style-name="gr1" draw:text-style-name="P1" draw:layer="layout" svg:x1="0cm" svg:y1="12.4cm" svg:x2="11.2cm" svg:y2="12.4cm">
          <text:p/>
        </draw:line>
        <draw:polyline draw:style-name="gr2" draw:text-style-name="P2" draw:layer="layout" svg:width="0.599cm" svg:height="0.799cm" svg:x="0.2cm" svg:y="11.4cm" svg:viewBox="0 0 600 800" draw:points="600,0 0,400 600,800">
          <text:p/>
        </draw:polyline>
        <draw:polyline draw:style-name="gr2" draw:text-style-name="P2" draw:layer="layout" svg:width="0.599cm" svg:height="0.799cm" svg:x="2cm" svg:y="11.4cm" svg:viewBox="0 0 600 800" draw:points="0,0 600,400 0,800">
          <text:p/>
        </draw:polyline>
        <draw:line draw:style-name="gr2" draw:text-style-name="P1" draw:layer="layout" svg:x1="1cm" svg:y1="12cm" svg:x2="1.8cm" svg:y2="12cm">
          <text:p/>
        </draw:line>
        <draw:line draw:style-name="gr2" draw:text-style-name="P1" draw:layer="layout" svg:x1="1cm" svg:y1="11.6cm" svg:x2="1.8cm" svg:y2="11.6cm">
          <text:p/>
        </draw:line>
        <draw:polyline draw:style-name="gr2" draw:text-style-name="P2" draw:layer="layout" svg:width="0.399cm" svg:height="0.799cm" svg:x="2.8cm" svg:y="11.2cm" svg:viewBox="0 0 400 800" draw:points="0,200 200,0 200,0 400,200 400,400 200,800">
          <text:p/>
        </draw:polyline>
        <draw:line draw:style-name="gr2" draw:text-style-name="P2" draw:layer="layout" svg:x1="3cm" svg:y1="12.4cm" svg:x2="3cm" svg:y2="12.2cm">
          <text:p/>
        </draw:line>
        <draw:polygon draw:style-name="gr2" draw:text-style-name="P1" draw:layer="layout" svg:width="0.399cm" svg:height="0.399cm" svg:x="3.6cm" svg:y="11.8cm" svg:viewBox="0 0 400 400" draw:points="400,0 400,400 400,400 0,400 0,200 200,0">
          <text:p/>
        </draw:polygon>
        <draw:polyline draw:style-name="gr2" draw:text-style-name="P2" draw:layer="layout" svg:width="0.799cm" svg:height="0.999cm" svg:x="3.4cm" svg:y="11.4cm" svg:viewBox="0 0 800 1000" draw:points="600,800 800,800 800,400 600,0 200,0 0,400 0,800 200,1000 800,1000">
          <text:p/>
        </draw:polyline>
        <draw:polyline draw:style-name="gr2" draw:text-style-name="P2" draw:layer="layout" svg:width="0.199cm" svg:height="1.199cm" svg:x="4.4cm" svg:y="11.2cm" svg:viewBox="0 0 200 1200" draw:points="200,1200 0,1200 0,0 200,0">
          <text:p/>
        </draw:polyline>
        <draw:line draw:style-name="gr2" draw:text-style-name="P2" draw:layer="layout" svg:x1="4.8cm" svg:y1="11.4cm" svg:x2="5.4cm" svg:y2="12.2cm">
          <text:p/>
        </draw:line>
        <draw:polyline draw:style-name="gr2" draw:text-style-name="P2" draw:layer="layout" svg:width="0.199cm" svg:height="1.199cm" svg:x="5.6cm" svg:y="11.2cm" svg:viewBox="0 0 200 1200" draw:points="0,1200 200,1200 200,0 0,0">
          <text:p/>
        </draw:polyline>
        <draw:polyline draw:style-name="gr2" draw:text-style-name="P2" draw:layer="layout" svg:width="0.399cm" svg:height="0.199cm" svg:x="6cm" svg:y="11.2cm" svg:viewBox="0 0 400 200" draw:points="0,200 200,0 400,200">
          <text:p/>
        </draw:polyline>
        <draw:line draw:style-name="gr2" draw:text-style-name="P2" draw:layer="layout" svg:x1="6.6cm" svg:y1="12.6cm" svg:x2="7.4cm" svg:y2="12.6cm">
          <text:p/>
        </draw:line>
        <draw:polyline draw:style-name="gr2" draw:text-style-name="P2" draw:layer="layout" svg:width="0.399cm" svg:height="1.599cm" svg:x="7.6cm" svg:y="11cm" svg:viewBox="0 0 400 1600" draw:points="400,1600 200,1400 200,1000 0,800 200,600 200,200 400,0">
          <text:p/>
        </draw:polyline>
        <draw:line draw:style-name="gr2" draw:text-style-name="P2" draw:layer="layout" svg:x1="8.2cm" svg:y1="12.4cm" svg:x2="8.2cm" svg:y2="11.2cm">
          <text:p/>
        </draw:line>
        <draw:polyline draw:style-name="gr2" draw:text-style-name="P2" draw:layer="layout" svg:width="0.399cm" svg:height="1.599cm" svg:x="8.4cm" svg:y="11cm" svg:viewBox="0 0 400 1600" draw:points="0,0 200,200 200,600 400,800 200,1000 200,1400 0,1600">
          <text:p/>
        </draw:polyline>
        <draw:polyline draw:style-name="gr2" draw:text-style-name="P2" draw:layer="layout" svg:width="0.799cm" svg:height="0.199cm" svg:x="9cm" svg:y="11.2cm" svg:viewBox="0 0 800 200" draw:points="0,200 200,0 600,200 800,0">
          <text:p/>
        </draw:polyline>
        <draw:line draw:style-name="gr2" draw:text-style-name="P2" draw:layer="layout" svg:x1="6cm" svg:y1="10.6cm" svg:x2="6.4cm" svg:y2="9.8cm">
          <text:p/>
        </draw:line>
        <draw:line draw:style-name="gr2" draw:text-style-name="P2" draw:layer="layout" svg:x1="6cm" svg:y1="9.8cm" svg:x2="6.4cm" svg:y2="10.6cm">
          <text:p/>
        </draw:line>
        <draw:line draw:style-name="gr2" draw:text-style-name="P2" draw:layer="layout" svg:x1="5.8cm" svg:y1="10.2cm" svg:x2="6.6cm" svg:y2="10.2cm">
          <text:p/>
        </draw:line>
        <draw:polyline draw:style-name="gr2" draw:text-style-name="P1" draw:layer="layout" svg:width="0.799cm" svg:height="1.199cm" svg:x="2cm" svg:y="9.6cm" svg:viewBox="0 0 800 1200" draw:points="200,1200 400,1200 600,1200 800,800 0,400 200,0 400,0 600,0">
          <text:p/>
        </draw:polyline>
        <draw:line draw:style-name="gr2" draw:text-style-name="P1" draw:layer="layout" svg:x1="2.4cm" svg:y1="11cm" svg:x2="2.4cm" svg:y2="9.4cm">
          <text:p/>
        </draw:line>
        <draw:line draw:style-name="gr2" draw:text-style-name="P2" draw:layer="layout" svg:x1="2.2cm" svg:y1="10.8cm" svg:x2="2cm" svg:y2="10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io kio</meta:initial-creator>
    <meta:creation-date>2016-12-20T15:32:53</meta:creation-date>
    <dc:date>2016-12-24T21:25:18</dc:date>
    <dc:creator>kio kio</dc:creator>
    <meta:editing-duration>P2DT1H11M16S</meta:editing-duration>
    <meta:editing-cycles>4</meta:editing-cycles>
    <meta:generator>OpenOffice/4.1.2$Unix OpenOffice.org_project/412m3$Build-9782</meta:generator>
    <meta:document-statistic meta:object-count="209"/>
  </office:meta>
</office:document-meta>
</file>